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5.js trials</text:p>
      <text:p text:style-name="P1"/>
      <text:p text:style-name="P2">During our research for the project we've found a library allowing a dynamic management of the graphic part of javascript website. This library is used instead of css by some designer and is a communautary librairy (menaning that its not an official javascript library and it's upgrade and enhanced by the community). This in the end was a poroblem as to where to find the documentation needed as I will later expose. </text:p>
      <text:p text:style-name="P2"/>
      <text:p text:style-name="P2">We wanted to try it because it's seems a good upgrade to our thermometer, it could have made it more interractive and more easily editable. However if our first tests with the library fonctionnality allowed us to be optimistic, we soon have encountered problems.</text:p>
      <text:p text:style-name="P2"/>
      <text:p text:style-name="P2">Indeed it's seems that the way the data were stocked and handled within the database generates numerous bugs in the p5.js processes. The fonctionnality which worked well in simple and fragmented programms started getting nuts when added in the project. </text:p>
      <text:p text:style-name="P2"/>
      <text:p text:style-name="P2">Despiste a lot of research on the web we weren't able to find a solution to the problem because as we've said before p5 is communautarian, meaning that the only source of knowledge about it come from the communauty, which didn't seems to use it implemented within databased websites.</text:p>
      <text:p text:style-name="P2"/>
      <text:p text:style-name="P2">However, we've made a lor of research on the subject and we wanted to share with you the fact that we - at least - tried to use it, and to understand the way that library could work.</text:p>
      <text:p text:style-name="P2"/>
      <text:p text:style-name="P2">Here are our principal sources of documentation on the subject:</text:p>
      <text:p text:style-name="P2"/>
      <text:p text:style-name="P2">• https://p5js.org/ (especially the example and tutorial section)</text:p>
      <text:p text:style-name="P2">• https://www.youtube.com/user/shiffman</text:p>
      <text:p text:style-name="P2">• https://fr.flossmanuals.net/p5js-pour-le-webdocumentaire/pourquoi-p5js/</text:p>
      <text:p text:style-name="P2"/>
      <text:p text:style-name="P2">Sorry for the fact that this piece is in english, it's kind of a last minute solution so that our work on this subject is not totally lost - since we finally decided to not use it in the final programm so it's more stable - and I'm not sure to be confortable enough to write it in German and make it clearly understandable.</text:p>
      <text:p text:style-name="P2"/>
      <text:p text:style-name="P2">PS : if you want so, we can send you our test programm in p5 as soon as you ask for 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rgane </meta:initial-creator>
    <meta:creation-date>2017-03-31T22:23:00.03</meta:creation-date>
    <meta:document-statistic meta:table-count="0" meta:image-count="0" meta:object-count="0" meta:page-count="1" meta:paragraph-count="12" meta:word-count="353" meta:character-count="2061"/>
    <dc:date>2017-03-31T22:41:46.31</dc:date>
    <dc:creator>Morgane </dc:creator>
    <meta:editing-duration>PT2M16S</meta:editing-duration>
    <meta:editing-cycles>1</meta:editing-cycles>
    <meta:generator>OpenOffice/4.1.2$Win32 OpenOffice.org_project/412m3$Build-9782</meta:generator>
  </office:meta>
</office:document-meta>
</file>